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3.44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1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2.2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co1" style:family="table-column">
      <style:table-column-properties style:column-width="2.818cm" style:use-optimal-column-width="false"/>
    </style:style>
    <style:style style:name="co2" style:family="table-column">
      <style:table-column-properties style:column-width="2.806cm" style:use-optimal-column-width="false"/>
    </style:style>
    <style:style style:name="co3" style:family="table-column">
      <style:table-column-properties style:column-width="2.811cm" style:use-optimal-column-width="false"/>
    </style:style>
    <style:style style:name="co4" style:family="table-column">
      <style:table-column-properties style:column-width="2.373cm" style:use-optimal-column-width="false"/>
    </style:style>
    <style:style style:name="co5" style:family="table-column">
      <style:table-column-properties style:column-width="3.263cm" style:use-optimal-column-width="false"/>
    </style:style>
    <style:style style:name="co6" style:family="table-column">
      <style:table-column-properties style:column-width="1.642cm" style:use-optimal-column-width="false"/>
    </style:style>
    <style:style style:name="co7" style:family="table-column">
      <style:table-column-properties style:column-width="1.663cm" style:use-optimal-column-width="false"/>
    </style:style>
    <style:style style:name="co8" style:family="table-column">
      <style:table-column-properties style:column-width="4.35cm" style:use-optimal-column-width="false"/>
    </style:style>
    <style:style style:name="co9" style:family="table-column">
      <style:table-column-properties style:column-width="2.991cm" style:use-optimal-column-width="false"/>
    </style:style>
    <style:style style:name="co10" style:family="table-column">
      <style:table-column-properties style:column-width="4.338cm" style:use-optimal-column-width="false"/>
    </style:style>
    <style:style style:name="co11" style:family="table-column">
      <style:table-column-properties style:column-width="6.214cm" style:use-optimal-column-width="false"/>
    </style:style>
    <style:style style:name="co12" style:family="table-column">
      <style:table-column-properties style:column-width="2.753cm" style:use-optimal-column-width="false"/>
    </style:style>
    <style:style style:name="co13" style:family="table-column">
      <style:table-column-properties style:column-width="2.129cm" style:use-optimal-column-width="false"/>
    </style:style>
    <style:style style:name="co14" style:family="table-column">
      <style:table-column-properties style:column-width="4.076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666cm"/>
    </style:style>
    <style:style style:name="ro3" style:family="table-row">
      <style:table-row-properties style:row-height="1.031cm"/>
    </style:style>
    <style:style style:name="ro4" style:family="table-row">
      <style:table-row-properties style:row-height="0.896cm"/>
    </style:style>
    <style:style style:name="ro5" style:family="table-row">
      <style:table-row-properties style:row-height="1.801cm"/>
    </style:style>
    <style:style style:name="ro6" style:family="table-row">
      <style:table-row-properties style:row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Nimbus Sans1" style:font-name-asian="Nimbus Sans1" style:font-name-complex="Nimbus Sans1"/>
    </style:style>
    <style:style style:name="T2" style:family="text">
      <style:text-properties style:text-position="-33% 58%"/>
    </style:style>
    <style:style style:name="T3" style:family="text">
      <style:text-properties style:text-position="-33% 58%" style:font-name="Nimbus Sans1" style:font-name-asian="Nimbus Sans1" style:font-name-complex="Nimbus Sans1"/>
    </style:style>
    <style:style style:name="T4" style:family="text">
      <style:text-properties style:use-window-font-color="true" style:font-name="Nimbus Sans" fo:font-size="18pt" style:letter-kerning="true" style:font-name-asian="Bitstream Vera Sans" style:font-size-asian="18pt" style:font-name-complex="Bitstream Vera Sans" style:font-size-complex="18pt"/>
    </style:style>
    <style:style style:name="T5" style:family="text">
      <style:text-properties style:use-window-font-color="true" style:text-position="-33% 58%" style:font-name="Nimbus Sans" fo:font-size="18pt" style:letter-kerning="true" style:font-name-asian="Bitstream Vera Sans" style:font-size-asian="18pt" style:font-name-complex="Bitstream Vera Sans" style:font-size-complex="18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Nimbus Sans1" style:font-name-asian="Nimbus Sans1" style:font-name-complex="Nimbus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49cm" svg:height="0.847cm" svg:x="11.43cm" svg:y="1.058cm">
          <text:p text:style-name="P1"><text:span text:style-name="T1">ξ</text:span></text:p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16.881cm" svg:height="3.196cm" svg:x="4.454cm" svg:y="7.6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Idx</text:p>
              </table:table-cell>
              <table:table-cell>
                <text:p>Ctr</text:p>
              </table:table-cell>
              <table:table-cell>
                <text:p>Ver</text:p>
              </table:table-cell>
              <table:table-cell>
                <text:p>Cert</text:p>
              </table:table-cell>
              <table:table-cell>
                <text:p>HMAC</text:p>
              </table:table-cell>
              <table:table-cell>
                <text:p>ACL Root</text:p>
              </table:table-cell>
            </table:table-row>
            <table:table-row table:style-name="ro2" table:default-cell-style-name="gray2">
              <table:table-cell>
                <text:p>Idx<text:span text:style-name="T2">1</text:span></text:p>
              </table:table-cell>
              <table:table-cell>
                <text:p>Ctr<text:span text:style-name="T2">1</text:span></text:p>
              </table:table-cell>
              <table:table-cell>
                <text:p>Ver<text:span text:style-name="T2">1</text:span></text:p>
              </table:table-cell>
              <table:table-cell>
                <text:p>Cert<text:span text:style-name="T2">1</text:span></text:p>
              </table:table-cell>
              <table:table-cell>
                <text:p>HMAC<text:span text:style-name="T2">1</text:span></text:p>
              </table:table-cell>
              <table:table-cell>
                <text:p><text:span text:style-name="T1">α</text:span><text:span text:style-name="T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7.654cm" svg:height="1.03cm" svg:x="2.407cm" svg:y="3.87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gray3">
              <table:table-cell>
                <text:p>Idx<text:span text:style-name="T2">1</text:span></text:p>
              </table:table-cell>
              <table:table-cell>
                <text:p>Ctr<text:span text:style-name="T2">1</text:span></text:p>
              </table:table-cell>
              <table:table-cell>
                <text:p>NextIdx=Idx<text:span text:style-name="T2">2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svg:x1="2.407cm" svg:y1="4.393cm" svg:x2="4.454cm" svg:y2="9.211cm" draw:start-shape="id1" draw:start-glue-point="3" draw:end-shape="id2" svg:d="M2407 4393h-502v4818h2549" svg:viewBox="0 0 2550 4819">
          <text:p/>
        </draw:connector>
        <draw:frame draw:style-name="gr3" draw:text-style-name="P4" draw:layer="layout" svg:width="4.283cm" svg:height="1.521cm" svg:x="10.83cm" svg:y="6.858cm">
          <draw:text-box>
            <text:p>FileRecords</text:p>
          </draw:text-box>
        </draw:frame>
        <draw:frame draw:style-name="standard" draw:layer="layout" svg:width="16.533cm" svg:height="3.727cm" svg:x="5.183cm" svg:y="12.57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4" table:default-cell-style-name="gray3">
              <table:table-cell>
                <text:p>Idx</text:p>
              </table:table-cell>
              <table:table-cell>
                <text:p>Ver</text:p>
              </table:table-cell>
              <table:table-cell>
                <text:p>Cert</text:p>
              </table:table-cell>
              <table:table-cell>
                <text:p>HMAC</text:p>
              </table:table-cell>
            </table:table-row>
            <table:table-row table:style-name="ro3" table:default-cell-style-name="gray2">
              <table:table-cell>
                <text:p>Idx<text:span text:style-name="T2">1</text:span></text:p>
              </table:table-cell>
              <table:table-cell>
                <text:p>1</text:p>
              </table:table-cell>
              <table:table-cell>
                <text:p>Cert<text:span text:style-name="T2">1_1</text:span></text:p>
              </table:table-cell>
              <table:table-cell>
                <text:p><text:span text:style-name="T4">HMAC(Cert</text:span><text:span text:style-name="T5">1_1 </text:span><text:span text:style-name="T6">, </text:span><text:span text:style-name="T7">χ</text:span><text:span text:style-name="T6">)</text:span></text:p>
              </table:table-cell>
            </table:table-row>
            <table:table-row table:style-name="ro5" table:default-cell-style-name="gray1">
              <table:table-cell>
                <text:p>Idx<text:span text:style-name="T2">1</text:span></text:p>
              </table:table-cell>
              <table:table-cell>
                <text:p>Ver<text:span text:style-name="T2">1</text:span></text:p>
              </table:table-cell>
              <table:table-cell>
                <text:p>Cert<text:span text:style-name="T2">1_Ver1</text:span></text:p>
              </table:table-cell>
              <table:table-cell>
                <text:p><text:span text:style-name="T4">HMAC(Cert</text:span><text:span text:style-name="T5">1_Ver1</text:span><text:span text:style-name="T6">, </text:span><text:span text:style-name="T7">χ</text:span><text:span text:style-name="T6">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3.274cm" svg:height="1.013cm" svg:x="11.049cm" svg:y="11.811cm">
          <draw:text-box>
            <text:p>Versions</text:p>
          </draw:text-box>
        </draw:frame>
        <draw:frame draw:style-name="standard" xml:id="id4" draw:id="id4" draw:layer="layout" svg:width="8.957cm" svg:height="1.03cm" svg:x="16.01cm" svg:y="3.859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6" table:default-cell-style-name="gray3">
              <table:table-cell>
                <text:p>Idx<text:span text:style-name="T2">n</text:span></text:p>
              </table:table-cell>
              <table:table-cell>
                <text:p>Ctr<text:span text:style-name="T2">n</text:span></text:p>
              </table:table-cell>
              <table:table-cell>
                <text:p>NextIdx=Idx<text:span text:style-name="T2">1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3" draw:layer="layout" svg:x1="13.404cm" svg:y1="1.905cm" svg:x2="20.488cm" svg:y2="3.859cm" draw:start-shape="id3" draw:start-glue-point="2" draw:end-shape="id4" svg:d="M13404 1905v976h7084v978" svg:viewBox="0 0 7085 1955">
          <text:p/>
        </draw:connector>
        <draw:connector draw:style-name="gr2" draw:text-style-name="P3" draw:layer="layout" svg:x1="13.404cm" svg:y1="1.905cm" svg:x2="6.234cm" svg:y2="3.878cm" draw:start-shape="id3" draw:start-glue-point="2" draw:end-shape="id1" svg:d="M13404 1905v986h-7170v987" svg:viewBox="0 0 7171 1974">
          <text:p/>
        </draw:connector>
        <draw:frame draw:style-name="gr5" draw:text-style-name="P4" xml:id="id5" draw:id="id5" draw:layer="layout" svg:width="1.143cm" svg:height="0.886cm" svg:x="12.192cm" svg:y="4.064cm">
          <draw:text-box>
            <text:p><text:span text:style-name="T1">…</text:span></text:p>
          </draw:text-box>
        </draw:frame>
        <draw:connector draw:style-name="gr2" draw:text-style-name="P3" draw:layer="layout" draw:type="curve" svg:x1="6.234cm" svg:y1="4.908cm" svg:x2="12.763cm" svg:y2="4.95cm" draw:start-shape="id1" draw:start-glue-point="2" draw:end-shape="id5" draw:end-glue-point="2" svg:d="M6234 4908c0 813 6529 792 6529 42" svg:viewBox="0 0 6530 608">
          <text:p/>
        </draw:connector>
        <draw:connector draw:style-name="gr2" draw:text-style-name="P3" draw:layer="layout" draw:type="curve" svg:x1="12.763cm" svg:y1="4.95cm" svg:x2="20.488cm" svg:y2="4.889cm" draw:start-shape="id5" draw:start-glue-point="2" draw:end-shape="id4" svg:d="M12763 4950c0 750 7725 780 7725-61" svg:viewBox="0 0 7726 628">
          <text:p/>
        </draw:connector>
        <draw:connector draw:style-name="gr2" draw:text-style-name="P3" draw:layer="layout" draw:type="curve" draw:line-skew="0cm 0.751cm" svg:x1="24.967cm" svg:y1="4.374cm" svg:x2="6.234cm" svg:y2="4.908cm" draw:start-shape="id4" draw:start-glue-point="1" draw:end-shape="id1" draw:end-glue-point="2" svg:d="M24967 4374c754 0 629 894-4243 1498s-14490 917-14490-964" svg:viewBox="0 0 19076 19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" fo:font-family="'Nimbus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Bitstream Vera Sans" style:font-family-complex="'Bitstream Ver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8:59:51.076804444</meta:creation-date>
    <dc:date>2018-07-20T19:24:26.355105383</dc:date>
    <meta:editing-duration>PT3M52S</meta:editing-duration>
    <meta:editing-cycles>1</meta:editing-cycles>
    <meta:document-statistic meta:object-count="14"/>
    <meta:generator>LibreOffice/6.0.5.2$Linux_X86_64 LibreOffice_project/00m0$Build-2</meta:generator>
  </office:meta>
</office:document-meta>
</file>